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8b7" officeooo:paragraph-rsid="0007b8b7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gr1" style:family="graphic">
      <style:graphic-properties draw:textarea-vertical-align="middle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lla di controllo 1" form:control-implementation="ooo:com.sun.star.form.component.CheckBox" xml:id="control1" form:id="control1" form:label="Casella di controll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GitHub/Interzen/Interzen.POC/ProvvedimentoAssistant/src/pdf_replacer/pdf_form_test.odt/content.xml"/>
              <form:property form:property-name="SecondaryRefValue" office:value-type="string" office:string-value=""/>
            </form:properties>
          </form:checkbox>
          <form:textarea form:name="Casella di testo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Testo fisso 1" form:control-implementation="ooo:com.sun.star.form.component.FixedText" xml:id="control3" form:id="control3" form:label="Testo fisso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DF Form Test</text:p>
      <text:p text:style-name="P1"><draw:control text:anchor-type="as-char" svg:y="-0.332cm" draw:z-index="0" draw:name="Campo di controllo 1" draw:style-name="gr1" draw:text-style-name="P2" svg:width="3.566cm" svg:height="1.246cm" draw:control="control1"/><draw:control text:anchor-type="as-char" draw:z-index="1" draw:name="Campo di controllo 2" draw:style-name="gr2" draw:text-style-name="P3" svg:width="4.075cm" svg:height="1.191cm" draw:control="control2"/></text:p>
      <text:p text:style-name="P1"/>
      <text:p text:style-name="P1"><draw:control text:anchor-type="as-char" draw:z-index="2" draw:name="Campo di controllo 3" draw:style-name="gr3" draw:text-style-name="P2" svg:width="4.155cm" svg:height="0.662cm" draw:control="control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9T13:01:08.843607300</meta:creation-date>
    <dc:date>2025-10-03T09:55:43.423724500</dc:date>
    <meta:editing-duration>PT8M7S</meta:editing-duration>
    <meta:editing-cycles>2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3" meta:word-count="3" meta:character-count="13" meta:non-whitespace-character-count="11"/>
  </office:meta>
</office:document-meta>
</file>